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4">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number-rows-repeated="1048435">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3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3">00/00/0000</text:date>, <text:time style:data-style-name="N2" text:time-value="21:26:04.72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2-03T21:27:03.130000000</dc:date>
    <meta:editing-duration>PT21H21M51S</meta:editing-duration>
    <meta:editing-cycles>548</meta:editing-cycles>
    <meta:document-statistic meta:table-count="1" meta:cell-count="699" meta:object-count="0"/>
  </office:meta>
</office:document-meta>
</file>